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A pure <text:conditional-text text:condition="ooow:True" text:string-value-if-true="commercial" text:string-value-if-false="">commercial</text:conditional-text> <office:annotation office:name="__Annotation__3_2073471941"><dc:creator>Ajit Abraham</dc:creator><dc:date>2018-02-07T16:56:50.83</dc:date><text:p><text:span text:style-name="T1">do text for I in range(3)</text:span></text:p></office:annotation>work<office:annotation-end office:name="__Annotation__3_2073471941"/> does not expect any return.(<text:conditional-text text:condition="ooow:True" text:string-value-if-true="I" text:string-value-if-false="">I</text:conditional-text>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jit Abraham</meta:initial-creator>
    <meta:creation-date>2018-02-07T12:17:58.57</meta:creation-date>
    <dc:date>2018-02-07T17:39:53.75</dc:date>
    <dc:creator>Ajit Abraham</dc:creator>
    <meta:editing-duration>PT25M21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" meta:word-count="10" meta:character-count="54"/>
  </office:meta>
</office:document-meta>
</file>